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4.7098in"/>
    </style:style>
    <style:style style:name="co3" style:family="table-column">
      <style:table-column-properties fo:break-before="auto" style:column-width="0.19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1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Question</text:p>
          </table:table-cell>
          <table:table-cell/>
          <table:table-cell office:value-type="string" calcext:value-type="string">
            <text:p>Count</text:p>
          </table:table-cell>
          <table:table-cell/>
        </table:table-row>
        <table:table-row table:style-name="ro1">
          <table:table-cell/>
          <table:table-cell table:style-name="ce1" office:value-type="string" office:string-value="What should Mr. L do more of next year? He should _____ more." calcext:value-type="string">
            <text:p>"What should Mr. L do more of next year? He should _____ more."</text:p>
          </table:table-cell>
          <table:table-cell office:value-type="string" calcext:value-type="string">
            <text:p>:[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</text:p>
          </table:table-cell>
          <table:table-cell table:style-name="ce1" office:value-type="string" office:string-value="IDK" calcext:value-type="string">
            <text:p>"IDK"</text:p>
          </table:table-cell>
          <table:table-cell table:style-name="ce2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table:style-name="ce1" office:value-type="string" office:string-value="Play more games" calcext:value-type="string">
            <text:p>"Play more games"</text:p>
          </table:table-cell>
          <table:table-cell table:style-name="ce2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table:style-name="ce1" office:value-type="string" office:string-value="More activities/teaching" calcext:value-type="string">
            <text:p>"More activities/teaching"</text:p>
          </table:table-cell>
          <table:table-cell table:style-name="ce2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table:style-name="ce1" office:value-type="string" office:string-value="Parities" calcext:value-type="string">
            <text:p>"Parities"</text:p>
          </table:table-cell>
          <table:table-cell table:style-name="ce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table:style-name="ce1" office:value-type="string" office:string-value="More “Tim and his dad” stories" calcext:value-type="string">
            <text:p>"More “Tim and his dad” stories"</text:p>
          </table:table-cell>
          <table:table-cell table:style-name="ce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table:style-name="ce1" office:value-type="string" office:string-value="More active stuff" calcext:value-type="string">
            <text:p>"More active stuff"</text:p>
          </table:table-cell>
          <table:table-cell table:style-name="ce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table:style-name="ce1" office:value-type="string" office:string-value="IDK" calcext:value-type="string">
            <text:p>"IDK"</text:p>
          </table:table-cell>
          <table:table-cell table:style-name="ce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table:style-name="ce1" office:value-type="string" office:string-value="Get a cat" calcext:value-type="string">
            <text:p>"Get a cat"</text:p>
          </table:table-cell>
          <table:table-cell table:style-name="ce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table:style-name="ce1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What was difficult about EL this year? ______ was difficult this year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do you think Panda is doing during distance learning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is Mr. L's favorite snack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time do you go to bed during distance learning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time do you wake up during distance learning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should your teachers do to relax this summer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will you do to relax this summer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will Panda do to relax this summer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is the first thing you are going to do at the beginning of summer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costume should Mr. L wear for the end of year party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is advice would you give to a new student? I would tell them ..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should Mr. L stop doing next year? He should stop ..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should Mr. L do more of next year? He should _____ more.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3:Sheet1.AMJ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ext-style style:name="N121">
      <number:text>"</number:text>
      <number:text-content/>
      <number:text>"</number:text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5:14:26.634964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07:54:09.613662084</meta:creation-date>
    <dc:date>2020-05-26T15:35:00.420334653</dc:date>
    <meta:editing-duration>PT9M7S</meta:editing-duration>
    <meta:editing-cycles>2</meta:editing-cycles>
    <meta:generator>LibreOffice/6.4.3.2$Linux_X86_64 LibreOffice_project/40$Build-2</meta:generator>
    <meta:document-statistic meta:table-count="1" meta:cell-count="58" meta:object-count="0"/>
  </office:meta>
</office:document-meta>
</file>